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22e" officeooo:paragraph-rsid="00031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defghijklmnopqrstuvwxy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7:13:35.301964395</meta:creation-date>
    <dc:date>2022-04-04T17:14:07.057808863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26" meta:non-whitespace-character-count="26"/>
    <meta:generator>LibreOffice/6.4.7.2$Linux_X86_64 LibreOffice_project/40$Build-2</meta:generator>
  </office:meta>
</office:document-meta>
</file>